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1cm" svg:height="2.1cm" svg:x="3.8cm" svg:y="3.4cm">
          <text:p text:style-name="P1">M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measurelines" svg:x1="2.5cm" svg:y1="4cm" svg:x2="3.9cm" svg:y2="4cm">
          <text:p/>
        </draw:line>
        <draw:line draw:style-name="gr2" draw:text-style-name="P1" draw:layer="measurelines" svg:x1="2.499cm" svg:y1="5.05cm" svg:x2="3.899cm" svg:y2="5.05cm">
          <text:p/>
        </draw:line>
        <draw:line draw:style-name="gr2" draw:text-style-name="P1" draw:layer="measurelines" svg:x1="5.899cm" svg:y1="4.45cm" svg:x2="7.299cm" svg:y2="4.45cm">
          <text:p/>
        </draw:line>
        <draw:frame draw:style-name="gr3" draw:layer="measurelines" svg:width="2.3cm" svg:height="1.1cm" svg:x="1.7cm" svg:y="3.1cm">
          <draw:text-box>
            <text:p>c.in.1</text:p>
          </draw:text-box>
        </draw:frame>
        <draw:frame draw:style-name="gr3" draw:layer="measurelines" svg:width="2.3cm" svg:height="1.1cm" svg:x="1.7cm" svg:y="4.2cm">
          <draw:text-box>
            <text:p>c.in.2</text:p>
          </draw:text-box>
        </draw:frame>
        <draw:frame draw:style-name="gr3" draw:layer="measurelines" svg:width="2.3cm" svg:height="1.1cm" svg:x="6.2cm" svg:y="3.4cm">
          <draw:text-box>
            <text:p>c.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3-09-02T08:58:53</meta:creation-date>
    <dc:date>2013-09-02T09:06:32</dc:date>
    <dc:creator>Bernard 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